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4pt" fo:font-style="normal" style:text-underline-style="none" fo:font-weight="normal" officeooo:rsid="0018f34c" officeooo:paragraph-rsid="001ba0de" style:font-size-asian="21pt" style:font-style-asian="normal" style:font-weight-asian="normal" style:font-size-complex="24pt" style:font-style-complex="normal" style:font-weight-complex="normal"/>
    </style:style>
    <style:style style:name="P2" style:family="paragraph" style:parent-style-name="Preformatted_20_Text">
      <style:text-properties style:font-name="Times New Roman" fo:font-size="24pt" officeooo:rsid="0015a877" officeooo:paragraph-rsid="0015a877" style:font-size-asian="21pt" style:font-size-complex="24pt"/>
    </style:style>
    <style:style style:name="P3" style:family="paragraph" style:parent-style-name="Preformatted_20_Text">
      <style:text-properties style:font-name="Times New Roman" fo:font-size="24pt" officeooo:rsid="0016c331" officeooo:paragraph-rsid="0016c331" style:font-size-asian="21pt" style:font-size-complex="24pt"/>
    </style:style>
    <style:style style:name="P4" style:family="paragraph" style:parent-style-name="Preformatted_20_Text">
      <style:text-properties style:font-name="Times New Roman" fo:font-size="24pt" officeooo:rsid="0018705e" officeooo:paragraph-rsid="0018705e" style:font-size-asian="21pt" style:font-size-complex="24pt"/>
    </style:style>
    <style:style style:name="P5" style:family="paragraph" style:parent-style-name="Preformatted_20_Text">
      <style:text-properties style:font-name="Times New Roman" fo:font-size="24pt" fo:font-style="italic" style:text-underline-style="solid" style:text-underline-width="auto" style:text-underline-color="font-color" fo:font-weight="bold" officeooo:rsid="0015a877" officeooo:paragraph-rsid="0015a877" style:font-size-asian="21pt" style:font-style-asian="italic" style:font-weight-asian="bold" style:font-size-complex="24pt" style:font-style-complex="italic" style:font-weight-complex="bold"/>
    </style:style>
    <style:style style:name="P6" style:family="paragraph" style:parent-style-name="Preformatted_20_Text">
      <style:text-properties style:font-name="Times New Roman" fo:font-size="24pt" fo:font-style="italic" style:text-underline-style="solid" style:text-underline-width="auto" style:text-underline-color="font-color" fo:font-weight="bold" officeooo:rsid="0015a877" officeooo:paragraph-rsid="0018f34c" style:font-size-asian="21pt" style:font-style-asian="italic" style:font-weight-asian="bold" style:font-size-complex="24pt" style:font-style-complex="italic" style:font-weight-complex="bold"/>
    </style:style>
    <style:style style:name="P7" style:family="paragraph" style:parent-style-name="Preformatted_20_Text">
      <style:text-properties style:font-name="Times New Roman" fo:font-size="24pt" fo:font-style="italic" style:text-underline-style="solid" style:text-underline-width="auto" style:text-underline-color="font-color" fo:font-weight="bold" officeooo:rsid="0015a877" officeooo:paragraph-rsid="0018705e" style:font-size-asian="21pt" style:font-style-asian="italic" style:font-weight-asian="bold" style:font-size-complex="24pt" style:font-style-complex="italic" style:font-weight-complex="bold"/>
    </style:style>
    <style:style style:name="P8" style:family="paragraph" style:parent-style-name="Preformatted_20_Text">
      <style:text-properties style:font-name="Times New Roman" fo:font-size="24pt" fo:font-style="normal" style:text-underline-style="none" fo:font-weight="normal" officeooo:rsid="0018f34c" officeooo:paragraph-rsid="0018f34c" style:font-size-asian="21pt" style:font-style-asian="normal" style:font-weight-asian="normal" style:font-size-complex="24pt" style:font-style-complex="normal" style:font-weight-complex="normal"/>
    </style:style>
    <style:style style:name="P9" style:family="paragraph" style:parent-style-name="Preformatted_20_Text">
      <style:text-properties style:font-name="Times New Roman" fo:font-size="24pt" fo:font-style="normal" style:text-underline-style="none" fo:font-weight="normal" officeooo:rsid="0018f34c" officeooo:paragraph-rsid="001a99b2" style:font-size-asian="21pt" style:font-style-asian="normal" style:font-weight-asian="normal" style:font-size-complex="24pt" style:font-style-complex="normal" style:font-weight-complex="normal"/>
    </style:style>
    <style:style style:name="P10" style:family="paragraph" style:parent-style-name="Preformatted_20_Text">
      <style:text-properties style:font-name="Times New Roman" fo:font-size="24pt" fo:font-style="normal" style:text-underline-style="none" fo:font-weight="normal" officeooo:rsid="0018f34c" officeooo:paragraph-rsid="001e445d" style:font-size-asian="21pt" style:font-style-asian="normal" style:font-weight-asian="normal" style:font-size-complex="24pt" style:font-style-complex="normal" style:font-weight-complex="normal"/>
    </style:style>
    <style:style style:name="P11" style:family="paragraph" style:parent-style-name="Preformatted_20_Text">
      <style:text-properties style:font-name="Times New Roman" fo:font-size="24pt" fo:font-style="normal" style:text-underline-style="none" fo:font-weight="normal" officeooo:rsid="001a99b2" officeooo:paragraph-rsid="001a99b2" style:font-size-asian="21pt" style:font-style-asian="normal" style:font-weight-asian="normal" style:font-size-complex="24pt" style:font-style-complex="normal" style:font-weight-complex="normal"/>
    </style:style>
    <style:style style:name="P12" style:family="paragraph" style:parent-style-name="Preformatted_20_Text">
      <style:text-properties style:font-name="Times New Roman" fo:font-size="24pt" fo:font-style="normal" style:text-underline-style="none" fo:font-weight="normal" officeooo:rsid="001ba0de" officeooo:paragraph-rsid="001ba0de" style:font-size-asian="21pt" style:font-style-asian="normal" style:font-weight-asian="normal" style:font-size-complex="24pt" style:font-style-complex="normal" style:font-weight-complex="normal"/>
    </style:style>
    <style:style style:name="P13" style:family="paragraph" style:parent-style-name="Preformatted_20_Text">
      <style:text-properties style:font-name="Times New Roman" fo:font-size="24pt" fo:font-style="normal" style:text-underline-style="none" fo:font-weight="normal" officeooo:rsid="001ba0de" officeooo:paragraph-rsid="001e445d" style:font-size-asian="21pt" style:font-style-asian="normal" style:font-weight-asian="normal" style:font-size-complex="24pt" style:font-style-complex="normal" style:font-weight-complex="normal"/>
    </style:style>
    <style:style style:name="P14" style:family="paragraph" style:parent-style-name="Preformatted_20_Text">
      <style:text-properties style:font-name="Times New Roman" fo:font-size="24pt" fo:font-style="normal" style:text-underline-style="none" fo:font-weight="normal" officeooo:rsid="001d5bcb" officeooo:paragraph-rsid="001d5bcb" style:font-size-asian="21pt" style:font-style-asian="normal" style:font-weight-asian="normal" style:font-size-complex="24pt" style:font-style-complex="normal" style:font-weight-complex="normal"/>
    </style:style>
    <style:style style:name="P15" style:family="paragraph" style:parent-style-name="Preformatted_20_Text">
      <style:text-properties style:font-name="Times New Roman" fo:font-size="24pt" fo:font-style="normal" style:text-underline-style="none" fo:font-weight="normal" officeooo:rsid="001e445d" officeooo:paragraph-rsid="001e445d" style:font-size-asian="21pt" style:font-style-asian="normal" style:font-weight-asian="normal" style:font-size-complex="24pt" style:font-style-complex="normal" style:font-weight-complex="normal"/>
    </style:style>
    <style:style style:name="P16" style:family="paragraph" style:parent-style-name="Preformatted_20_Text">
      <style:text-properties style:font-name="Times New Roman" fo:font-size="24pt" fo:font-style="normal" style:text-underline-style="none" fo:font-weight="normal" officeooo:rsid="001e5276" officeooo:paragraph-rsid="001e5276" style:font-size-asian="21pt" style:font-style-asian="normal" style:font-weight-asian="normal" style:font-size-complex="24pt" style:font-style-complex="normal" style:font-weight-complex="normal"/>
    </style:style>
    <style:style style:name="P17" style:family="paragraph" style:parent-style-name="Preformatted_20_Text">
      <style:text-properties style:font-name="Times New Roman" fo:font-size="24pt" fo:font-style="normal" style:text-underline-style="none" fo:font-weight="normal" officeooo:rsid="001e5276" officeooo:paragraph-rsid="001fb01d" style:font-size-asian="21pt" style:font-style-asian="normal" style:font-weight-asian="normal" style:font-size-complex="24pt" style:font-style-complex="normal" style:font-weight-complex="normal"/>
    </style:style>
    <style:style style:name="P18" style:family="paragraph" style:parent-style-name="Preformatted_20_Text">
      <style:text-properties style:font-name="Times New Roman" fo:font-size="24pt" fo:font-style="normal" style:text-underline-style="none" fo:font-weight="bold" officeooo:rsid="001ba0de" officeooo:paragraph-rsid="001ba0de" style:font-size-asian="21pt" style:font-style-asian="normal" style:font-weight-asian="bold" style:font-size-complex="24pt" style:font-style-complex="normal" style:font-weight-complex="bold"/>
    </style:style>
    <style:style style:name="P19" style:family="paragraph" style:parent-style-name="Preformatted_20_Text">
      <style:text-properties style:font-name="Times New Roman" fo:font-size="24pt" fo:font-weight="bold" officeooo:rsid="0016c331" officeooo:paragraph-rsid="0018f34c" style:font-size-asian="21pt" style:font-weight-asian="bold" style:font-size-complex="24pt" style:font-weight-complex="bold"/>
    </style:style>
    <style:style style:name="P20" style:family="paragraph" style:parent-style-name="Preformatted_20_Text">
      <style:text-properties style:font-name="Times New Roman" fo:font-size="24pt" officeooo:rsid="0018705e" officeooo:paragraph-rsid="0018705e" style:font-size-asian="21pt" style:font-size-complex="24pt"/>
    </style:style>
    <style:style style:name="P21" style:family="paragraph" style:parent-style-name="Preformatted_20_Text">
      <style:text-properties style:font-name="Times New Roman" fo:font-size="24pt" officeooo:rsid="0016c331" officeooo:paragraph-rsid="0016c331" style:font-size-asian="21pt" style:font-size-complex="24pt"/>
    </style:style>
    <style:style style:name="P22" style:family="paragraph" style:parent-style-name="Preformatted_20_Text">
      <style:text-properties style:font-name="Times New Roman" fo:font-size="24pt" fo:font-style="normal" style:text-underline-style="none" fo:font-weight="normal" officeooo:rsid="001e445d" officeooo:paragraph-rsid="001e445d" style:font-size-asian="21pt" style:font-style-asian="normal" style:font-weight-asian="normal" style:font-size-complex="24pt" style:font-style-complex="normal" style:font-weight-complex="normal"/>
    </style:style>
    <style:style style:name="P23" style:family="paragraph" style:parent-style-name="Preformatted_20_Text">
      <style:text-properties style:font-name="Times New Roman" fo:font-size="24pt" fo:font-style="normal" style:text-underline-style="none" fo:font-weight="normal" officeooo:rsid="001d5bcb" officeooo:paragraph-rsid="001d5bcb" style:font-size-asian="21pt" style:font-style-asian="normal" style:font-weight-asian="normal" style:font-size-complex="24pt" style:font-style-complex="normal" style:font-weight-complex="normal"/>
    </style:style>
    <style:style style:name="T1" style:family="text">
      <style:text-properties officeooo:rsid="0016c331"/>
    </style:style>
    <style:style style:name="T2" style:family="text">
      <style:text-properties officeooo:rsid="001870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705e" style:font-weight-asian="bold" style:font-weight-complex="bold"/>
    </style:style>
    <style:style style:name="T5" style:family="text">
      <style:text-properties fo:font-weight="bold" officeooo:rsid="001d5bcb" style:font-weight-asian="bold" style:font-weight-complex="bold"/>
    </style:style>
    <style:style style:name="T6" style:family="text">
      <style:text-properties fo:font-weight="bold" officeooo:rsid="001fb01d" style:font-weight-asian="bold" style:font-weight-complex="bold"/>
    </style:style>
    <style:style style:name="T7" style:family="text">
      <style:text-properties fo:font-weight="bold" officeooo:rsid="0016c331" style:font-weight-asian="bold" style:font-weight-complex="bold"/>
    </style:style>
    <style:style style:name="T8" style:family="text">
      <style:text-properties officeooo:rsid="0018f34c"/>
    </style:style>
    <style:style style:name="T9" style:family="text">
      <style:text-properties officeooo:rsid="001a890b"/>
    </style:style>
    <style:style style:name="T10" style:family="text">
      <style:text-properties fo:font-style="italic" style:text-underline-style="solid" style:text-underline-width="auto" style:text-underline-color="font-color" fo:font-weight="bold" officeooo:rsid="0015a877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1a99b2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1e445d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1e5276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1ba0de"/>
    </style:style>
    <style:style style:name="T17" style:family="text">
      <style:text-properties officeooo:rsid="001fb01d"/>
    </style:style>
    <style:style style:name="T18" style:family="text">
      <style:text-properties officeooo:rsid="0021daa2"/>
    </style:style>
    <style:style style:name="T19" style:family="text">
      <style:text-properties officeooo:rsid="0022ca21"/>
    </style:style>
    <style:style style:name="T20" style:family="text">
      <style:text-properties officeooo:rsid="00244d25"/>
    </style:style>
    <style:style style:name="T21" style:family="text">
      <style:text-properties officeooo:rsid="0024fb37"/>
    </style:style>
    <style:style style:name="T22" style:family="text">
      <style:text-properties officeooo:rsid="00265954"/>
    </style:style>
    <style:style style:name="T23" style:family="text">
      <style:text-properties officeooo:rsid="0028ed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lide 01</text:p>
      <text:p text:style-name="P2"/>
      <text:p text:style-name="P2">Here we will <text:span text:style-name="T22">consider</text:span>, in overview, two <text:span text:style-name="T21">types of</text:span> <text:span text:style-name="T3">Paired Sequencing Reads</text:span> and<text:span text:style-name="T1"> how they are used to assist </text:span><text:span text:style-name="T7">Sequence Assembly</text:span><text:span text:style-name="T1">.</text:span></text:p>
      <text:p text:style-name="P2"/>
      <text:p text:style-name="P2">A <text:span text:style-name="T3">URL</text:span> is suggested at the end of this video for those who would like to know more about the way <text:span text:style-name="T3">Paired Sequencing Reads</text:span> are <text:span text:style-name="T1">generated</text:span>.</text:p>
      <text:p text:style-name="P3"/>
      <text:p text:style-name="P4">&lt;&gt;</text:p>
      <text:p text:style-name="P4"/>
      <text:p text:style-name="P5">Slide 0<text:span text:style-name="T1">2</text:span></text:p>
      <text:p text:style-name="P2"/>
      <text:p text:style-name="P3"><text:span text:style-name="T3">Sequencing Reads</text:span> are said to be <text:span text:style-name="T3">Paired</text:span> if they represent the sequence at either end of the same <text:span text:style-name="T3">Template</text:span>.</text:p>
      <text:p text:style-name="P3"/>
      <text:p text:style-name="P4">&lt;&gt;</text:p>
      <text:p text:style-name="P3"/>
      <text:p text:style-name="P4">The use of <text:span text:style-name="T3">Paired Sequencing Reads</text:span> has been common since the early days of <text:span text:style-name="T3">Sanger Sequencing</text:span>.</text:p>
      <text:p text:style-name="P4"/>
      <text:p text:style-name="P4">&lt;&gt;</text:p>
      <text:p text:style-name="P4"/>
      <text:p text:style-name="P6"><text:soft-page-break/>Slide 0<text:span text:style-name="T8">3</text:span></text:p>
      <text:p text:style-name="P19"/>
      <text:p text:style-name="P3"><text:span text:style-name="T2">T</text:span>he size of the <text:span text:style-name="T4">T</text:span><text:span text:style-name="T3">emplate</text:span> <text:span text:style-name="T2">from which </text:span><text:span text:style-name="T4">Paired Reads</text:span><text:span text:style-name="T2"> originate </text:span>is generally known, at least approximately.</text:p>
      <text:p text:style-name="P3"/>
      <text:p text:style-name="P4">The <text:span text:style-name="T3">Strand</text:span> of each <text:span text:style-name="T3">Paired Read</text:span> will also be known.</text:p>
      <text:p text:style-name="P4"/>
      <text:p text:style-name="P4">Therefore, <text:span text:style-name="T3">Paired Reads</text:span> must assemble, relative to each other, in an entirely predictable fashion.</text:p>
      <text:p text:style-name="P4"/>
      <text:p text:style-name="P4">&lt;&gt;</text:p>
      <text:p text:style-name="P4"/>
      <text:p text:style-name="P6">Slide 0<text:span text:style-name="T8">4</text:span></text:p>
      <text:p text:style-name="P8"/>
      <text:p text:style-name="P8"><text:span text:style-name="T3">Paired Reads</text:span> assembling in different <text:span text:style-name="T3">Contigs</text:span> of a <text:span text:style-name="T3">De Novo Assembly</text:span>, can be used to determine the <text:span text:style-name="T3">Order</text:span> and <text:span text:style-name="T3">Orientation</text:span> of those <text:span text:style-name="T3">Contigs</text:span>.</text:p>
      <text:p text:style-name="P8"/>
      <text:p text:style-name="P9">Essentially, <text:span text:style-name="T9">whole </text:span><text:span text:style-name="T3">Contigs</text:span> can be assembled to form <text:span text:style-name="T3">Scaffolds</text:span> onto which further <text:span text:style-name="T3">Reads</text:span> can be mapped.</text:p>
      <text:p text:style-name="P4"/>
      <text:p text:style-name="P4">&lt;&gt;</text:p>
      <text:p text:style-name="P7"/>
      <text:p text:style-name="P9"><text:soft-page-break/><text:s/><text:span text:style-name="T10">Slide 0</text:span><text:span text:style-name="T11">5</text:span></text:p>
      <text:p text:style-name="P8"/>
      <text:p text:style-name="P11">The predictability of the assembly of <text:span text:style-name="T3">Paired Reads</text:span> can be used to assess <text:span text:style-name="T16">the </text:span>accuracy of their placement in a <text:span text:style-name="T3">Mapping</text:span> or <text:span text:style-name="T3">Resequencing</text:span> project.</text:p>
      <text:p text:style-name="P11"/>
      <text:p text:style-name="P12">A good idea of the size of the <text:span text:style-name="T3">Template</text:span> from which the <text:span text:style-name="T3">Reads</text:span> were generated will be available.</text:p>
      <text:p text:style-name="P12"/>
      <text:p text:style-name="P12">The <text:span text:style-name="T3">Orientation</text:span> of the <text:span text:style-name="T3">Two Reads </text:span>will be known.</text:p>
      <text:p text:style-name="P12"/>
      <text:p text:style-name="P12">If the <text:span text:style-name="T3">Reads</text:span> are assembled unexpectedly <text:span text:style-name="T14">too close together</text:span> or <text:span text:style-name="T14">too far apart</text:span> or <text:span text:style-name="T14">in unexpected orientation</text:span>, then it will be immediately apparent that something odd is indicated.</text:p>
      <text:p text:style-name="P12"/>
      <text:p text:style-name="P12">&lt;&gt;</text:p>
      <text:p text:style-name="P12"/>
      <text:p text:style-name="P10"><text:s/><text:span text:style-name="T10">Slide 0</text:span><text:span text:style-name="T12">6</text:span></text:p>
      <text:p text:style-name="P10"/>
      <text:p text:style-name="P13"><text:span text:style-name="T3">Paired Reads</text:span> that assemble unexpectedly <text:span text:style-name="T23">close together</text:span> might signal an <text:span text:style-name="T5">I</text:span><text:span text:style-name="T3">nsertion</text:span> in the <text:span text:style-name="T3">Template</text:span> relative to the <text:span text:style-name="T3">Reference Sequence</text:span>.</text:p>
      <text:p text:style-name="P15"><text:soft-page-break/></text:p>
      <text:p text:style-name="P15">&lt;&gt;</text:p>
      <text:p text:style-name="P15"/>
      <text:p text:style-name="P1"><text:span text:style-name="T10">Slide 0</text:span><text:span text:style-name="T12">7</text:span></text:p>
      <text:p text:style-name="P12"/>
      <text:p text:style-name="P12"><text:span text:style-name="T3">Paired Reads</text:span> that assemble unexpectedly <text:span text:style-name="T23">far apart</text:span> might signal a <text:span text:style-name="T5">Deletion</text:span> in the <text:span text:style-name="T3">Template</text:span> relative to the <text:span text:style-name="T3">Reference Sequence</text:span>.</text:p>
      <text:p text:style-name="P14"/>
      <text:p text:style-name="P14">&lt;&gt;</text:p>
      <text:p text:style-name="P14"/>
      <text:p text:style-name="P1"><text:span text:style-name="T10">Slide 0</text:span><text:span text:style-name="T12">8</text:span></text:p>
      <text:p text:style-name="P18"/>
      <text:p text:style-name="P14"><text:span text:style-name="T3">Repeat Regions</text:span> represent a big problem in any sort of assembly.</text:p>
      <text:p text:style-name="P14"/>
      <text:p text:style-name="P14">&lt;&gt;</text:p>
      <text:p text:style-name="P14"/>
      <text:p text:style-name="P14"><text:span text:style-name="T3">Single Reads</text:span>, from a <text:span text:style-name="T3">Repeat Region</text:span>, might match convincingly in many <text:span text:style-name="T18">instances</text:span> of a <text:span text:style-name="T3">Repeat Family</text:span>.</text:p>
      <text:p text:style-name="P14"/>
      <text:p text:style-name="P14">&lt;&gt;</text:p>
      <text:p text:style-name="P14"/>
      <text:p text:style-name="P15">If <text:span text:style-name="T3">Reads</text:span> from within a <text:span text:style-name="T3">Repeat Region</text:span> could be <text:span text:style-name="T3">Paired</text:span> with <text:span text:style-name="T3">Reads</text:span> from outside that <text:span text:style-name="T3">Repeat </text:span><text:soft-page-break/><text:span text:style-name="T3">Region</text:span>, the true match might be ascertained.</text:p>
      <text:p text:style-name="P15"/>
      <text:p text:style-name="P15">&lt;&gt;</text:p>
      <text:p text:style-name="P15"/>
      <text:p text:style-name="P1"><text:span text:style-name="T10">Slide 0</text:span><text:span text:style-name="T13">9</text:span></text:p>
      <text:p text:style-name="P15"/>
      <text:p text:style-name="P15">&lt;&gt;</text:p>
      <text:p text:style-name="P15"/>
      <text:p text:style-name="P16">There are two major categories of <text:span text:style-name="T3">Read Pair</text:span>.</text:p>
      <text:p text:style-name="P16"><text:span text:style-name="T3">Paired Reads</text:span> generated by the process called <text:span text:style-name="T3">Paired End Sequencing</text:span> come from a relatively short <text:span text:style-name="T3">Template</text:span> of around <text:span text:style-name="T3">800 Base Pairs</text:span>.</text:p>
      <text:p text:style-name="P16"/>
      <text:p text:style-name="P16"><text:span text:style-name="T3">Paired End Sequencing Reads</text:span> are generated from the extreme ends of the <text:span text:style-name="T3">Template</text:span> and both face into the centre of the <text:span text:style-name="T3">Template</text:span>.</text:p>
      <text:p text:style-name="P15"/>
      <text:p text:style-name="P15">&lt;&gt;</text:p>
      <text:p text:style-name="P15"/>
      <text:p text:style-name="P16">The <text:span text:style-name="T19">main </text:span>alternative strategy is called <text:span text:style-name="T3">Mate Pair Sequencing</text:span>.</text:p>
      <text:p text:style-name="P16"/>
      <text:p text:style-name="P16"><text:span text:style-name="T3">Mate Pair Sequencing</text:span> involves much longer <text:span text:style-name="T3">Templates</text:span> (<text:span text:style-name="T3">2,000</text:span> to <text:span text:style-name="T3">2,500 Base Pairs</text:span>).</text:p>
      <text:p text:style-name="P16"/>
      <text:p text:style-name="P16"><text:span text:style-name="T3">Mate Pair Sequencing Reads</text:span> represent regions <text:soft-page-break/><text:span text:style-name="T15">NEAR</text:span> the ends of the <text:span text:style-name="T6">T</text:span><text:span text:style-name="T3">emplate</text:span> th<text:span text:style-name="T17">at</text:span> face <text:span text:style-name="T15">outwards</text:span> from the <text:span text:style-name="T3">Template</text:span> <text:span text:style-name="T20">centre</text:span>.</text:p>
      <text:p text:style-name="P15"/>
      <text:p text:style-name="P15">&lt;&gt;</text:p>
      <text:p text:style-name="P15"/>
      <text:p text:style-name="P17">I<text:span text:style-name="T17">f you wish, quite reasonably, to know of the processes employed to generate </text:span>both these species of <text:span text:style-name="T3">Read Pair</text:span><text:span text:style-name="T17">, I </text:span>recommend following the <text:span text:style-name="T3">URL</text:span> <text:span text:style-name="T17">provided</text:span> here for a very clear descri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9T02:22:44.131475521</dc:date>
    <meta:editing-duration>PT6H8M16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6" meta:paragraph-count="48" meta:word-count="482" meta:character-count="2796" meta:non-whitespace-character-count="2360"/>
  </office:meta>
</office:document-meta>
</file>